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2:.C2])" office:value-type="float" office:value="5" calcext:value-type="float">
            <text:p>5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3:.C3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4:.C4])" office:value-type="float" office:value="-8.33333333333333" calcext:value-type="float">
            <text:p>-8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5:.C5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6:.C6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7:.C7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8:.C8])" office:value-type="float" office:value="-5" calcext:value-type="float">
            <text:p>-5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9:.C9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0:.C10])" office:value-type="float" office:value="2" calcext:value-type="float">
            <text:p>2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11:.C11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12:.C12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13:.C13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4:.C14])" office:value-type="float" office:value="-6.66666666666667" calcext:value-type="float">
            <text:p>-6.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15:.C15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16:.C16])" office:value-type="float" office:value="-5" calcext:value-type="float">
            <text:p>-5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7:.C17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8:.C18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9:.C19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20:.C20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21:.C21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22:.C22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23:.C23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24:.C24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25:.C25])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26:.C26])" office:value-type="float" office:value="-5" calcext:value-type="float">
            <text:p>-5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27:.C27])" office:value-type="float" office:value="5.66666666666667" calcext:value-type="float">
            <text:p>5.66666666666667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28:.C28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29:.C29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30:.C30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31:.C31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32:.C32])" office:value-type="float" office:value="5" calcext:value-type="float">
            <text:p>5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33:.C33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34:.C34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35:.C35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36:.C36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37:.C37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38:.C38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39:.C39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40:.C40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41:.C41])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42:.C42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43:.C43])" office:value-type="float" office:value="3.33333333333333" calcext:value-type="float">
            <text:p>3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44:.C44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45:.C45])" office:value-type="float" office:value="4" calcext:value-type="float">
            <text:p>4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46:.C46])" office:value-type="float" office:value="-6.33333333333333" calcext:value-type="float">
            <text:p>-6.33333333333333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47:.C47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48:.C48])" office:value-type="float" office:value="-5.33333333333333" calcext:value-type="float">
            <text:p>-5.33333333333333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49:.C49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50:.C50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51:.C51])" office:value-type="float" office:value="-7.33333333333333" calcext:value-type="float">
            <text:p>-7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52:.C52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53:.C53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54:.C54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55:.C55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56:.C56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57:.C57])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58:.C58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59:.C59])" office:value-type="float" office:value="2" calcext:value-type="float">
            <text:p>2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60:.C60])" office:value-type="float" office:value="5.33333333333333" calcext:value-type="float">
            <text:p>5.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61:.C61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62:.C62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63:.C63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64:.C64])" office:value-type="float" office:value="6.33333333333333" calcext:value-type="float">
            <text:p>6.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65:.C65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66:.C66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67:.C67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68:.C68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69:.C69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70:.C70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71:.C71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72:.C72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73:.C73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74:.C74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75:.C75])" office:value-type="float" office:value="3.33333333333333" calcext:value-type="float">
            <text:p>3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76:.C76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77:.C77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78:.C78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79:.C79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80:.C80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81:.C81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82:.C82])" office:value-type="float" office:value="4.66666666666667" calcext:value-type="float">
            <text:p>4.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83:.C83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84:.C84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85:.C85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86:.C86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87:.C87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88:.C88])" office:value-type="float" office:value="5.33333333333333" calcext:value-type="float">
            <text:p>5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89:.C89])" office:value-type="float" office:value="-6.66666666666667" calcext:value-type="float">
            <text:p>-6.66666666666667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90:.C90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91:.C91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92:.C92])" office:value-type="float" office:value="2" calcext:value-type="float">
            <text:p>2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93:.C93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94:.C94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95:.C95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96:.C96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97:.C97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98:.C98])" office:value-type="float" office:value="-6" calcext:value-type="float">
            <text:p>-6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99:.C99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100:.C100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101:.C101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02:.C102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03:.C103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04:.C104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105:.C105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06:.C106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07:.C107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08:.C108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109:.C109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10:.C110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11:.C111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12:.C112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113:.C113])" office:value-type="float" office:value="4.33333333333333" calcext:value-type="float">
            <text:p>4.3333333333333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14:.C114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115:.C115])" office:value-type="float" office:value="-4" calcext:value-type="float">
            <text:p>-4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16:.C116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17:.C117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118:.C118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19:.C119])" office:value-type="float" office:value="-7" calcext:value-type="float">
            <text:p>-7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120:.C120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21:.C121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122:.C122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123:.C123])" office:value-type="float" office:value="8.66666666666667" calcext:value-type="float">
            <text:p>8.66666666666667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24:.C124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125:.C125])" office:value-type="float" office:value="-0.333333333333333" calcext:value-type="float">
            <text:p>-0.3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12:24.261244621</meta:creation-date>
    <dc:date>2023-05-24T14:49:05.283368212</dc:date>
    <meta:editing-duration>PT4M27S</meta:editing-duration>
    <meta:editing-cycles>3</meta:editing-cycles>
    <meta:generator>LibreOffice/7.3.7.2$Linux_X86_64 LibreOffice_project/30$Build-2</meta:generator>
    <meta:document-statistic meta:table-count="1" meta:cell-count="500" meta:object-count="0"/>
  </office:meta>
</office:document-meta>
</file>